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RW Bookman" svg:font-family="'URW Bookman'" style:font-pitch="variable"/>
    <style:font-face style:name="Ubuntu" svg:font-family="Ubuntu" style:font-pitch="variable"/>
  </office:font-face-decls>
  <office:automatic-styles>
    <style:style style:name="P1" style:family="paragraph" style:parent-style-name="Horizontal_20_Line">
      <style:text-properties style:font-name="URW Bookman" fo:font-size="10pt" fo:font-weight="normal" officeooo:rsid="001d37a0" style:font-size-asian="8.75pt" style:font-weight-asian="normal" style:font-size-complex="10pt" style:font-weight-complex="normal"/>
    </style:style>
    <style:style style:name="P2" style:family="paragraph" style:parent-style-name="Standard">
      <style:paragraph-properties fo:margin-top="0in" fo:margin-bottom="0.0201in" style:contextual-spacing="false" fo:text-align="center" style:justify-single-word="false"/>
      <style:text-properties style:font-name="URW Bookman" fo:font-size="10pt" fo:font-weight="normal" officeooo:rsid="001d37a0" officeooo:paragraph-rsid="001d37a0" style:font-size-asian="8.75pt" style:font-weight-asian="normal" style:font-size-complex="10pt" style:font-weight-complex="normal"/>
    </style:style>
    <style:style style:name="P3" style:family="paragraph" style:parent-style-name="Standard">
      <style:paragraph-properties fo:margin-top="0in" fo:margin-bottom="0.0201in" style:contextual-spacing="false" fo:text-align="center" style:justify-single-word="false"/>
      <style:text-properties style:font-name="URW Bookman" fo:font-size="10pt" fo:font-weight="normal" officeooo:rsid="001d21a3" officeooo:paragraph-rsid="001d21a3" style:font-size-asian="8.75pt" style:font-weight-asian="normal" style:font-size-complex="10pt" style:font-weight-complex="normal"/>
    </style:style>
    <style:style style:name="P4" style:family="paragraph" style:parent-style-name="Standard">
      <style:paragraph-properties fo:margin-top="0in" fo:margin-bottom="0.1in" style:contextual-spacing="false" fo:text-align="center" style:justify-single-word="false"/>
      <style:text-properties style:font-name="URW Bookman" fo:font-size="24pt" fo:font-weight="normal" officeooo:rsid="001d21a3" officeooo:paragraph-rsid="001d21a3" style:font-size-asian="21pt" style:font-weight-asian="normal" style:font-size-complex="24pt" style:font-weight-complex="normal"/>
    </style:style>
    <style:style style:name="P5" style:family="paragraph" style:parent-style-name="Standard">
      <style:paragraph-properties fo:margin-top="0in" fo:margin-bottom="0.0201in" style:contextual-spacing="false" fo:text-align="center" style:justify-single-word="false"/>
      <style:text-properties style:font-name="URW Bookman" fo:font-size="12pt" fo:font-weight="normal" officeooo:rsid="001d21a3" officeooo:paragraph-rsid="001d21a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weight="bold" officeooo:rsid="001bf7d4" officeooo:paragraph-rsid="001bf7d4" style:font-weight-asian="bold" style:font-weight-complex="bold"/>
    </style:style>
    <style:style style:name="P7" style:family="paragraph" style:parent-style-name="Standard">
      <style:text-properties fo:font-weight="bold" officeooo:rsid="001d37a0" officeooo:paragraph-rsid="001d37a0" style:font-weight-asian="bold" style:font-weight-complex="bold"/>
    </style:style>
    <style:style style:name="P8" style:family="paragraph" style:parent-style-name="Standard" style:master-page-name="">
      <loext:graphic-properties draw:fill="none"/>
      <style:paragraph-properties fo:margin-left="0in" fo:margin-right="-1.9366in" fo:text-indent="0in" style:auto-text-indent="false" style:page-number="auto" fo:background-color="transparent">
        <style:tab-stops>
          <style:tab-stop style:position="5.3138in"/>
        </style:tab-stops>
      </style:paragraph-properties>
      <style:text-properties fo:font-weight="bold" officeooo:rsid="001d37a0" officeooo:paragraph-rsid="001d37a0" style:font-weight-asian="bold" style:font-weight-complex="bold"/>
    </style:style>
    <style:style style:name="P9" style:family="paragraph" style:parent-style-name="Standard">
      <style:text-properties fo:font-weight="bold" officeooo:rsid="00218e0d" officeooo:paragraph-rsid="00218e0d" style:font-weight-asian="bold" style:font-weight-complex="bold"/>
    </style:style>
    <style:style style:name="P10" style:family="paragraph" style:parent-style-name="Standard">
      <style:text-properties fo:font-weight="bold" officeooo:rsid="00230158" officeooo:paragraph-rsid="00230158" style:font-weight-asian="bold" style:font-weight-complex="bold"/>
    </style:style>
    <style:style style:name="P11" style:family="paragraph" style:parent-style-name="Standard">
      <style:text-properties fo:font-weight="bold" officeooo:rsid="00247cea" officeooo:paragraph-rsid="00247cea" style:font-weight-asian="bold" style:font-weight-complex="bold"/>
    </style:style>
    <style:style style:name="P12" style:family="paragraph" style:parent-style-name="Standard">
      <style:text-properties fo:font-weight="bold" officeooo:rsid="00271d73" officeooo:paragraph-rsid="00271d73" style:font-weight-asian="bold" style:font-weight-complex="bold"/>
    </style:style>
    <style:style style:name="P13" style:family="paragraph" style:parent-style-name="Standard">
      <style:text-properties fo:font-weight="normal" officeooo:rsid="001d37a0" officeooo:paragraph-rsid="001d37a0" style:font-weight-asian="normal" style:font-weight-complex="normal"/>
    </style:style>
    <style:style style:name="P14" style:family="paragraph" style:parent-style-name="Standard">
      <style:text-properties fo:font-weight="normal" officeooo:rsid="001da9ac" officeooo:paragraph-rsid="001da9ac" style:font-weight-asian="normal" style:font-weight-complex="normal"/>
    </style:style>
    <style:style style:name="P15" style:family="paragraph" style:parent-style-name="Standard">
      <style:paragraph-properties fo:text-align="end" style:justify-single-word="false"/>
      <style:text-properties fo:font-weight="normal" officeooo:rsid="001f270e" officeooo:paragraph-rsid="001f270e" style:font-weight-asian="normal" style:font-weight-complex="normal"/>
    </style:style>
    <style:style style:name="P16" style:family="paragraph" style:parent-style-name="Standard">
      <style:paragraph-properties fo:text-align="end" style:justify-single-word="false"/>
      <style:text-properties fo:font-weight="normal" officeooo:rsid="001f270e" officeooo:paragraph-rsid="001da9ac" style:font-weight-asian="normal" style:font-weight-complex="normal"/>
    </style:style>
    <style:style style:name="P17" style:family="paragraph" style:parent-style-name="Standard">
      <style:text-properties fo:font-style="italic" fo:font-weight="bold" officeooo:rsid="001f270e" officeooo:paragraph-rsid="001f270e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end" style:justify-single-word="false"/>
      <style:text-properties fo:font-style="italic" fo:font-weight="normal" officeooo:rsid="001d37a0" officeooo:paragraph-rsid="001d37a0" style:font-style-asian="italic" style:font-weight-asian="normal" style:font-style-complex="italic" style:font-weight-complex="normal"/>
    </style:style>
    <style:style style:name="P19" style:family="paragraph" style:parent-style-name="Standard">
      <style:text-properties fo:font-style="italic" fo:font-weight="normal" officeooo:rsid="001f270e" officeooo:paragraph-rsid="001f270e" style:font-style-asian="italic" style:font-weight-asian="normal" style:font-style-complex="italic" style:font-weight-complex="normal"/>
    </style:style>
    <style:style style:name="P20" style:family="paragraph" style:parent-style-name="Standard">
      <loext:graphic-properties draw:fill="none"/>
      <style:paragraph-properties fo:margin-left="0in" fo:margin-right="-1.9366in" fo:text-indent="0in" style:auto-text-indent="false" fo:background-color="transparent">
        <style:tab-stops>
          <style:tab-stop style:position="5.3138in"/>
        </style:tab-stops>
      </style:paragraph-properties>
      <style:text-properties fo:font-style="italic" fo:font-weight="normal" officeooo:rsid="001f270e" officeooo:paragraph-rsid="001f270e" style:font-style-asian="italic" style:font-weight-asian="normal" style:font-style-complex="italic" style:font-weight-complex="normal"/>
    </style:style>
    <style:style style:name="P21" style:family="paragraph" style:parent-style-name="Standard">
      <style:paragraph-properties fo:text-align="end" style:justify-single-word="false"/>
      <style:text-properties fo:font-style="italic" fo:font-weight="normal" officeooo:rsid="00243544" officeooo:paragraph-rsid="00243544" style:font-style-asian="italic" style:font-weight-asian="normal" style:font-style-complex="italic" style:font-weight-complex="normal"/>
    </style:style>
    <style:style style:name="P22" style:family="paragraph" style:parent-style-name="Standard">
      <style:paragraph-properties fo:text-align="end" style:justify-single-word="false"/>
      <style:text-properties fo:font-style="italic" fo:font-weight="normal" officeooo:rsid="00243544" officeooo:paragraph-rsid="001f270e" style:font-style-asian="italic" style:font-weight-asian="normal" style:font-style-complex="italic" style:font-weight-complex="normal"/>
    </style:style>
    <style:style style:name="P23" style:family="paragraph" style:parent-style-name="Standard">
      <style:paragraph-properties fo:text-align="end" style:justify-single-word="false"/>
      <style:text-properties fo:font-style="italic" fo:font-weight="normal" officeooo:rsid="001da9ac" officeooo:paragraph-rsid="001da9ac" style:font-style-asian="italic" style:font-weight-asian="normal" style:font-style-complex="italic" style:font-weight-complex="normal"/>
    </style:style>
    <style:style style:name="P24" style:family="paragraph" style:parent-style-name="Standard">
      <style:text-properties fo:font-style="normal" fo:font-weight="bold" officeooo:rsid="001f270e" officeooo:paragraph-rsid="001f270e" style:font-style-asian="normal" style:font-weight-asian="bold" style:font-style-complex="normal" style:font-weight-complex="bold"/>
    </style:style>
    <style:style style:name="P25" style:family="paragraph" style:parent-style-name="Standard">
      <style:text-properties fo:font-style="normal" fo:font-weight="bold" officeooo:rsid="002084f8" officeooo:paragraph-rsid="002084f8" style:font-style-asian="normal" style:font-weight-asian="bold" style:font-style-complex="normal" style:font-weight-complex="bold"/>
    </style:style>
    <style:style style:name="P26" style:family="paragraph" style:parent-style-name="Standard">
      <style:text-properties fo:font-style="normal" fo:font-weight="bold" officeooo:rsid="001da9ac" officeooo:paragraph-rsid="001da9ac" style:font-style-asian="normal" style:font-weight-asian="bold" style:font-style-complex="normal" style:font-weight-complex="bold"/>
    </style:style>
    <style:style style:name="P27" style:family="paragraph" style:parent-style-name="Standard">
      <style:paragraph-properties fo:text-align="end" style:justify-single-word="false"/>
      <style:text-properties fo:font-style="normal" fo:font-weight="normal" officeooo:rsid="001d37a0" officeooo:paragraph-rsid="001d37a0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tyle="normal" fo:font-weight="normal" officeooo:rsid="001f270e" officeooo:paragraph-rsid="001f270e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font-style="normal" fo:font-weight="normal" officeooo:rsid="002084f8" officeooo:paragraph-rsid="002084f8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end" style:justify-single-word="false"/>
      <style:text-properties fo:font-style="normal" fo:font-weight="normal" officeooo:rsid="001da9ac" officeooo:paragraph-rsid="001da9ac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font-style="normal" fo:font-weight="normal" officeooo:rsid="001da9ac" officeooo:paragraph-rsid="001da9ac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end" style:justify-single-word="false"/>
      <style:text-properties fo:font-style="normal" fo:font-weight="normal" officeooo:rsid="00243544" officeooo:paragraph-rsid="00243544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fo:font-style="normal" style:text-underline-style="none" fo:font-weight="normal" officeooo:rsid="00230158" officeooo:paragraph-rsid="00230158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fo:font-style="normal" style:text-underline-style="none" fo:font-weight="normal" officeooo:rsid="00247cea" officeooo:paragraph-rsid="00247cea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margin-top="0in" fo:margin-bottom="0.1in" style:contextual-spacing="false" fo:text-align="center" style:justify-single-word="false"/>
      <style:text-properties style:font-name="Ubuntu" fo:font-size="14pt" fo:font-weight="normal" officeooo:rsid="001d21a3" officeooo:paragraph-rsid="001d21a3" style:font-size-asian="14pt" style:font-weight-asian="normal" style:font-size-complex="14pt" style:font-weight-complex="normal"/>
    </style:style>
    <style:style style:name="P36" style:family="paragraph" style:parent-style-name="Standard">
      <style:text-properties fo:font-size="13pt" fo:font-weight="normal" officeooo:rsid="001d37a0" officeooo:paragraph-rsid="001d37a0" style:font-size-asian="13pt" style:font-weight-asian="normal" style:font-size-complex="13pt" style:font-weight-complex="normal"/>
    </style:style>
    <style:style style:name="P37" style:family="paragraph" style:parent-style-name="Standard">
      <style:paragraph-properties fo:text-align="end" style:justify-single-word="false"/>
      <style:text-properties officeooo:paragraph-rsid="001da9ac"/>
    </style:style>
    <style:style style:name="P38" style:family="paragraph" style:parent-style-name="Standard" style:list-style-name="L1">
      <style:text-properties fo:font-style="italic" fo:font-weight="normal" officeooo:rsid="001d37a0" officeooo:paragraph-rsid="001d37a0" style:font-style-asian="italic" style:font-weight-asian="normal" style:font-style-complex="italic" style:font-weight-complex="normal"/>
    </style:style>
    <style:style style:name="P39" style:family="paragraph" style:parent-style-name="Standard" style:list-style-name="L2">
      <style:text-properties fo:font-style="italic" fo:font-weight="normal" officeooo:rsid="001f270e" officeooo:paragraph-rsid="001f270e" style:font-style-asian="italic" style:font-weight-asian="normal" style:font-style-complex="italic" style:font-weight-complex="normal"/>
    </style:style>
    <style:style style:name="P40" style:family="paragraph" style:parent-style-name="Standard" style:list-style-name="L2">
      <style:text-properties fo:font-style="italic" fo:font-weight="bold" officeooo:rsid="001d37a0" officeooo:paragraph-rsid="001d37a0" style:font-style-asian="italic" style:font-weight-asian="bold" style:font-style-complex="italic" style:font-weight-complex="bold"/>
    </style:style>
    <style:style style:name="P41" style:family="paragraph" style:parent-style-name="Standard">
      <style:text-properties fo:font-style="italic" style:text-underline-style="none" fo:font-weight="bold" officeooo:rsid="002b1ed6" officeooo:paragraph-rsid="002b1ed6" style:font-style-asian="italic" style:font-weight-asian="bold" style:font-style-complex="italic" style:font-weight-complex="bold"/>
    </style:style>
    <style:style style:name="P42" style:family="paragraph" style:parent-style-name="Standard">
      <style:text-properties fo:font-style="italic" style:text-underline-style="none" fo:font-weight="normal" officeooo:rsid="0025b4b9" officeooo:paragraph-rsid="0025b4b9" style:font-style-asian="italic" style:font-weight-asian="normal" style:font-style-complex="italic" style:font-weight-complex="normal"/>
    </style:style>
    <style:style style:name="P43" style:family="paragraph" style:parent-style-name="Standard">
      <style:text-properties fo:font-style="italic" style:text-underline-style="none" fo:font-weight="normal" officeooo:rsid="0025b4b9" officeooo:paragraph-rsid="002b1ed6" style:font-style-asian="italic" style:font-weight-asian="normal" style:font-style-complex="italic" style:font-weight-complex="normal"/>
    </style:style>
    <style:style style:name="P44" style:family="paragraph" style:parent-style-name="Standard">
      <style:text-properties fo:font-style="italic" style:text-underline-style="none" fo:font-weight="normal" officeooo:rsid="002b1ed6" officeooo:paragraph-rsid="002b1ed6" style:font-style-asian="italic" style:font-weight-asian="normal" style:font-style-complex="italic" style:font-weight-complex="normal"/>
    </style:style>
    <style:style style:name="P45" style:family="paragraph" style:parent-style-name="Standard" style:list-style-name="L3">
      <style:text-properties fo:font-style="normal" fo:font-weight="normal" officeooo:rsid="00243544" officeooo:paragraph-rsid="00243544" style:font-style-asian="normal" style:font-weight-asian="normal" style:font-style-complex="normal" style:font-weight-complex="normal"/>
    </style:style>
    <style:style style:name="P46" style:family="paragraph" style:parent-style-name="Standard" style:list-style-name="L4">
      <style:text-properties fo:font-style="normal" fo:font-weight="normal" officeooo:rsid="00243544" officeooo:paragraph-rsid="00243544" style:font-style-asian="normal" style:font-weight-asian="normal" style:font-style-complex="normal" style:font-weight-complex="normal"/>
    </style:style>
    <style:style style:name="P47" style:family="paragraph" style:parent-style-name="Standard" style:list-style-name="L5">
      <style:text-properties fo:font-style="normal" fo:font-weight="normal" officeooo:rsid="00243544" officeooo:paragraph-rsid="00243544" style:font-style-asian="normal" style:font-weight-asian="normal" style:font-style-complex="normal" style:font-weight-complex="normal"/>
    </style:style>
    <style:style style:name="P48" style:family="paragraph" style:parent-style-name="Standard" style:list-style-name="L3">
      <style:text-properties fo:font-style="normal" fo:font-weight="normal" officeooo:rsid="001f270e" officeooo:paragraph-rsid="001f270e" style:font-style-asian="normal" style:font-weight-asian="normal" style:font-style-complex="normal" style:font-weight-complex="normal"/>
    </style:style>
    <style:style style:name="P49" style:family="paragraph" style:parent-style-name="Standard" style:list-style-name="L6">
      <style:text-properties fo:font-style="normal" fo:font-weight="normal" officeooo:rsid="00230158" officeooo:paragraph-rsid="00230158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fo:font-style="normal" style:text-underline-style="none" fo:font-weight="normal" officeooo:rsid="00271d73" officeooo:paragraph-rsid="00271d73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fo:font-style="normal" style:text-underline-style="none" fo:font-weight="normal" officeooo:rsid="00247cea" officeooo:paragraph-rsid="00247cea" style:font-style-asian="normal" style:font-weight-asian="normal" style:font-style-complex="normal" style:font-weight-complex="normal"/>
    </style:style>
    <style:style style:name="P52" style:family="paragraph" style:parent-style-name="Standard">
      <style:text-properties fo:font-style="normal" style:text-underline-style="none" fo:font-weight="normal" officeooo:rsid="002b1ed6" officeooo:paragraph-rsid="002b1ed6" style:font-style-asian="normal" style:font-weight-asian="normal" style:font-style-complex="normal" style:font-weight-complex="normal"/>
    </style:style>
    <style:style style:name="P53" style:family="paragraph" style:parent-style-name="Standard">
      <style:text-properties fo:font-style="normal" style:text-underline-style="none" fo:font-weight="bold" officeooo:rsid="002b1ed6" officeooo:paragraph-rsid="002b1ed6" style:font-style-asian="normal" style:font-weight-asian="bold" style:font-style-complex="normal" style:font-weight-complex="bold"/>
    </style:style>
    <style:style style:name="P54" style:family="paragraph" style:parent-style-name="Standard">
      <style:text-properties fo:font-weight="bold" officeooo:rsid="002b1ed6" officeooo:paragraph-rsid="002b1ed6" style:font-weight-asian="bold" style:font-weight-complex="bold"/>
    </style:style>
    <style:style style:name="P55" style:family="paragraph" style:parent-style-name="Standard">
      <style:text-properties fo:font-weight="bold" officeooo:rsid="0025b4b9" officeooo:paragraph-rsid="0025b4b9" style:font-weight-asian="bold" style:font-weight-complex="bold"/>
    </style:style>
    <style:style style:name="P56" style:family="paragraph" style:parent-style-name="Standard">
      <style:text-properties fo:font-weight="normal" officeooo:rsid="001da9ac" officeooo:paragraph-rsid="001da9ac" style:font-weight-asian="normal" style:font-weight-complex="normal"/>
    </style:style>
    <style:style style:name="P57" style:family="paragraph" style:parent-style-name="Standard">
      <style:text-properties fo:font-size="13pt" fo:font-style="normal" fo:font-weight="normal" officeooo:rsid="002084f8" officeooo:paragraph-rsid="002084f8" style:font-size-asian="13pt" style:font-style-asian="normal" style:font-weight-asian="normal" style:font-size-complex="13pt" style:font-style-complex="normal" style:font-weight-complex="normal"/>
    </style:style>
    <style:style style:name="P58" style:family="paragraph" style:parent-style-name="Standard">
      <style:text-properties fo:font-size="13pt" fo:font-style="normal" style:text-underline-style="none" fo:font-weight="normal" officeooo:rsid="00247cea" officeooo:paragraph-rsid="00247cea" style:font-size-asian="13pt" style:font-style-asian="normal" style:font-weight-asian="normal" style:font-size-complex="13pt" style:font-style-complex="normal" style:font-weight-complex="normal"/>
    </style:style>
    <style:style style:name="P59" style:family="paragraph" style:parent-style-name="Standard">
      <style:text-properties fo:font-size="13pt" fo:font-weight="bold" officeooo:rsid="00218e0d" officeooo:paragraph-rsid="00218e0d" style:font-size-asian="13pt" style:font-weight-asian="bold" style:font-size-complex="13pt" style:font-weight-complex="bold"/>
    </style:style>
    <style:style style:name="T1" style:family="text">
      <style:text-properties officeooo:rsid="001bf7d4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30158" style:font-weight-asian="normal" style:font-weight-complex="normal"/>
    </style:style>
    <style:style style:name="T4" style:family="text">
      <style:text-properties fo:font-weight="normal" officeooo:rsid="002b1ed6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1da9ac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25b4b9" style:font-style-asian="italic" style:font-weight-asian="normal" style:font-style-complex="italic" style:font-weight-complex="normal"/>
    </style:style>
    <style:style style:name="T10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style:text-underline-style="none" style:font-style-asian="normal" style:font-style-complex="normal"/>
    </style:style>
    <style:style style:name="T15" style:family="text">
      <style:text-properties fo:font-style="normal" style:text-underline-style="none" officeooo:rsid="002b1ed6" style:font-style-asian="normal" style:font-style-complex="normal"/>
    </style:style>
    <style:style style:name="T1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style:text-underline-style="none" fo:font-weight="normal" officeooo:rsid="001bf7d4" style:font-style-asian="normal" style:font-weight-asian="normal" style:font-style-complex="normal" style:font-weight-complex="normal"/>
    </style:style>
    <style:style style:name="T18" style:family="text">
      <style:text-properties fo:font-style="normal" style:text-underline-style="none" fo:font-weight="normal" officeooo:rsid="002b1ed6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officeooo:rsid="001d37a0"/>
    </style:style>
    <style:style style:name="T21" style:family="text">
      <style:text-properties officeooo:rsid="00243544"/>
    </style:style>
    <style:style style:name="T22" style:family="text">
      <style:text-properties officeooo:rsid="002b1ed6"/>
    </style:style>
    <style:style style:name="Sect1" style:family="section">
      <style:section-properties text:dont-balance-text-columns="true" style:editable="false">
        <style:columns fo:column-count="2">
          <style:column style:rel-width="6280*" fo:start-indent="0in" fo:end-indent="1.0146in"/>
          <style:column style:rel-width="3358*" fo:start-indent="1.0146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2">
          <style:column style:rel-width="7200*" fo:start-indent="0in" fo:end-indent="0in"/>
          <style:column style:rel-width="2438*" fo:start-indent="0in" fo:end-indent="0in"/>
        </style:columns>
      </style:section-properties>
    </style:style>
    <style:style style:name="Sect3" style:family="section">
      <style:section-properties text:dont-balance-text-columns="false" style:editable="false">
        <style:columns fo:column-count="2">
          <style:column style:rel-width="7214*" fo:start-indent="0in" fo:end-indent="0in"/>
          <style:column style:rel-width="2424*" fo:start-indent="0in" fo:end-indent="0in"/>
        </style:columns>
      </style:section-properties>
    </style:style>
    <style:style style:name="Sect4" style:family="section">
      <style:section-properties text:dont-balance-text-columns="false" style:editable="false">
        <style:columns fo:column-count="2">
          <style:column style:rel-width="792*" fo:start-indent="0in" fo:end-indent="0in"/>
          <style:column style:rel-width="8846*" fo:start-indent="0in" fo:end-indent="0in"/>
        </style:columns>
      </style:section-properties>
    </style:style>
    <style:style style:name="Sect5" style:family="section">
      <style:section-properties text:dont-balance-text-columns="false" style:editable="false">
        <style:columns fo:column-count="2">
          <style:column style:rel-width="1080*" fo:start-indent="0in" fo:end-indent="0in"/>
          <style:column style:rel-width="8558*" fo:start-indent="0in" fo:end-indent="0in"/>
        </style:columns>
      </style:section-properties>
    </style:style>
    <style:style style:name="Sect6" style:family="section">
      <style:section-properties text:dont-balance-text-columns="false" style:editable="false">
        <style:columns fo:column-count="2">
          <style:column style:rel-width="1440*" fo:start-indent="0in" fo:end-indent="0in"/>
          <style:column style:rel-width="8198*" fo:start-indent="0in" fo:end-indent="0in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orizontal_20_Line"/>
      <text:p text:style-name="P35">CURRICULUM VITAE</text:p>
      <text:p text:style-name="P4">ASPEN E. COYLE</text:p>
      <text:p text:style-name="P5">Graduate Student</text:p>
      <text:p text:style-name="P5">School of Aquatic and Fishery Sciences</text:p>
      <text:p text:style-name="P3">University of Washington • <text:s/><text:span text:style-name="T20">1122 NE Boat St • Seattle, WA 98195-5020</text:span></text:p>
      <text:p text:style-name="P2">+1 216-577-3428 • afcoyle@uw.edu</text:p>
      <text:p text:style-name="P2">aspencoyle.github.io</text:p>
      <text:p text:style-name="P1"/>
      <text:p text:style-name="P36">EDUCATION</text:p>
      <text:p text:style-name="P13"/>
      <text:section text:style-name="Sect1" text:name="Section1">
        <text:section text:style-name="Sect2" text:name="Section2">
          <text:p text:style-name="P8">University of Washington<text:span text:style-name="T12">, </text:span><text:span text:style-name="T7">M.S., School of Aquatic and Fishery Sciences</text:span></text:p>
          <text:p text:style-name="P20">Laboratory of Steven Roberts</text:p>
          <text:list text:style-name="L1">
            <text:list-item>
              <text:p text:style-name="P38">Victor and Tamara Loosanoff Endowed Fellowship</text:p>
            </text:list-item>
            <text:list-item>
              <text:p text:style-name="P38">Hall Puget Sound Student Support Fund</text:p>
            </text:list-item>
          </text:list>
          <text:p text:style-name="P27">Seattle, WA</text:p>
          <text:p text:style-name="P18">2020-present</text:p>
        </text:section>
        <text:p text:style-name="P6"/>
      </text:section>
      <text:section text:style-name="Sect3" text:name="Section3">
        <text:p text:style-name="P7">Bowdoin College <text:span text:style-name="T7">B.A: Biology, </text:span><text:span text:style-name="T9">Minor: History</text:span></text:p>
        <text:list text:style-name="L2">
          <text:list-item>
            <text:p text:style-name="P39">Quahog Bay Conservancy Fellowship</text:p>
          </text:list-item>
          <text:list-item>
            <text:p text:style-name="P39">Grua-O’Connell Research Award</text:p>
          </text:list-item>
          <text:list-item>
            <text:p text:style-name="P40"><text:span text:style-name="T2">Honors in the major, </text:span><text:span text:style-name="T3">Bowdoin Research Award</text:span></text:p>
          </text:list-item>
        </text:list>
        <text:p text:style-name="P30">Brunswick, ME</text:p>
        <text:p text:style-name="P23">2013-2017</text:p>
        <text:p text:style-name="P37"><text:span text:style-name="T8"/></text:p>
      </text:section>
      <text:p text:style-name="P14"><text:span text:style-name="T11"/></text:p>
      <text:p text:style-name="Horizontal_20_Line"/>
      <text:p text:style-name="P31">EMPLOYMENT</text:p>
      <text:p text:style-name="P14"><text:span text:style-name="T11"/></text:p>
      <text:section text:style-name="Sect2" text:name="Section4">
        <text:p text:style-name="P26">School of Aquatic and Fishery Sciences, University of Washington</text:p>
        <text:p text:style-name="P19">Teaching Assistant</text:p>
        <text:list text:style-name="L3">
          <text:list-item>
            <text:p text:style-name="P45">Aquatic Ecophysiology: Winter 2022, Winter 2023, Winter 2024</text:p>
          </text:list-item>
          <text:list-item>
            <text:p text:style-name="P45">Fisheries Ecology: Spring 2022</text:p>
          </text:list-item>
          <text:list-item>
            <text:p text:style-name="P45">Invertebrate Zoology: Spring 2024</text:p>
          </text:list-item>
          <text:list-item>
            <text:p text:style-name="P48"><text:span text:style-name="T21">Marine Biology</text:span>: Autumn 2023, Autumn 2024</text:p>
          </text:list-item>
        </text:list>
        <text:p text:style-name="P28"/>
        <text:p text:style-name="P24">Washington Department of Fish and Wildlife</text:p>
        <text:p text:style-name="P19">Fisheries Biologist I</text:p>
        <text:list text:style-name="L4">
          <text:list-item>
            <text:p text:style-name="P46">Tracked forage fish spawning and larval distribution</text:p>
          </text:list-item>
          <text:list-item>
            <text:p text:style-name="P46">Tagged hatchery salmon </text:p>
          </text:list-item>
        </text:list>
        <text:p text:style-name="P17"><text:span text:style-name="T5"/></text:p>
        <text:p text:style-name="P24">Alaska Department of Fish and Game</text:p>
        <text:p text:style-name="P19">Fish and Wildlife Technician III</text:p>
        <text:list text:style-name="L5">
          <text:list-item>
            <text:p text:style-name="P47">Supervisor of remote salmon weir</text:p>
          </text:list-item>
          <text:list-item>
            <text:p text:style-name="P47">Gathered groundfish and shellfish fishery data</text:p>
          </text:list-item>
          <text:list-item>
            <text:p text:style-name="P47">Surveyed Bering Sea crab populations</text:p>
          </text:list-item>
          <text:list-item>
            <text:p text:style-name="P47">Designed pilot study of pop-up satellite tags</text:p>
          </text:list-item>
          <text:list-item>
            <text:p text:style-name="P47">Managed laboratory for snow crab fecundity project</text:p>
          </text:list-item>
        </text:list>
        <text:p text:style-name="P32">Seattle, WA</text:p>
        <text:p text:style-name="P21">2022-present</text:p>
        <text:p text:style-name="P22"><text:span text:style-name="T11"/></text:p>
        <text:p text:style-name="P22"><text:span text:style-name="T11"/></text:p>
        <text:p text:style-name="P22"><text:span text:style-name="T11"/></text:p>
        <text:p text:style-name="P22"><text:span text:style-name="T11"/></text:p>
        <text:p text:style-name="P22"><text:span text:style-name="T11"/></text:p>
        <text:p text:style-name="P32">Mill Creek, WA</text:p>
        <text:p text:style-name="P21">March-September 2020</text:p>
        <text:p text:style-name="P22"><text:span text:style-name="T11"/></text:p>
        <text:p text:style-name="P22"><text:span text:style-name="T11"/></text:p>
        <text:p text:style-name="P21"><text:span text:style-name="T11"/></text:p>
        <text:p text:style-name="P32">Kodiak, AK</text:p>
        <text:p text:style-name="P21">2017-2019</text:p>
        <text:p text:style-name="P16"/>
        <text:p text:style-name="P15"><text:span text:style-name="T6"/></text:p>
      </text:section>
      <text:p text:style-name="P14"><text:span text:style-name="T11"/></text:p>
      <text:p text:style-name="P14"><text:span text:style-name="T11"/></text:p>
      <text:p text:style-name="P14"><text:span text:style-name="T11"/></text:p>
      <text:p text:style-name="P14"><text:span text:style-name="T11"/></text:p>
      <text:p text:style-name="P14"><text:span text:style-name="T11"/></text:p>
      <text:p text:style-name="Horizontal_20_Line"><text:soft-page-break/></text:p>
      <text:p text:style-name="P57">PUBLICATIONS</text:p>
      <text:p text:style-name="P29"/>
      <text:p text:style-name="P25">Published and in press</text:p>
      <text:p text:style-name="P25"/>
      <text:p text:style-name="P29">2. Nault AJ., Gaeuman WB., Daly BJ., and <text:span text:style-name="T5">Coyle AE</text:span>. 2024. Does the presence of a pop-up satellite <text:tab/>archival tag affect movement of Tanner crab (<text:span text:style-name="T6">Chionoecetes bairdi</text:span>) in an exposed Alaskan <text:tab/>bay? <text:span text:style-name="T6">Fisheries Research</text:span></text:p>
      <text:p text:style-name="P29">1. <text:span text:style-name="T5">Coyle AE</text:span> Voss ER, Tepolt CK, and Carlon DB. 2019. Mitochondrial genotype influences the <text:tab/>response to cold stress in the European green crab <text:span text:style-name="T6">Carcinus maenas</text:span>. <text:span text:style-name="T6">Journal of <text:tab/>Experimental Biology</text:span> 222. <text:span text:style-name="T1">doi.org/10.1242/jeb.203521</text:span></text:p>
      <text:p text:style-name="P25"/>
      <text:p text:style-name="P9">Publications in review or revision</text:p>
      <text:p text:style-name="P9"/>
      <text:p text:style-name="P9">Coyle AE<text:span text:style-name="T2">, White SJ, Crandall C, Jensen P, and Roberts S. Changes in gene expression under <text:tab/>differing temperature regimes of infected </text:span><text:span text:style-name="T7">Chionoecetes bairdi</text:span><text:span text:style-name="T12"> and the parasitic <text:tab/>dinoflagellate </text:span><text:span text:style-name="T7">Hematodinium</text:span><text:span text:style-name="T12"> sp. </text:span></text:p>
      <text:p text:style-name="P9"><text:span text:style-name="T11">Coyle AE</text:span><text:span text:style-name="T12">. Being Transfemme in Fisheries. In: </text:span><text:span text:style-name="T13">Swimming Upstream: Stories from Women and </text:span><text:span text:style-name="T16"><text:tab/></text:span><text:span text:style-name="T13">Gender Minorities in Fisheries Science</text:span><text:span text:style-name="T16"> (Whitmore M, Murphy C, and Kamran M, Eds). <text:tab/>American Fisheries Society</text:span></text:p>
      <text:p text:style-name="P9"><text:span text:style-name="T17"/></text:p>
      <text:p text:style-name="Horizontal_20_Line"/>
      <text:p text:style-name="P59"><text:span text:style-name="T17">P</text:span><text:span text:style-name="T16">RESENTATIONS</text:span></text:p>
      <text:p text:style-name="P9"><text:span text:style-name="T16"/></text:p>
      <text:section text:style-name="Sect4" text:name="Section5">
        <text:p text:style-name="P33">2024</text:p>
        <text:p text:style-name="P10"><text:span text:style-name="T16"/></text:p>
        <text:p text:style-name="P50">2024</text:p>
        <text:p text:style-name="P10"><text:span text:style-name="T16"/></text:p>
        <text:p text:style-name="P10"><text:span text:style-name="T16"/></text:p>
        <text:p text:style-name="P33">2017</text:p>
        <text:p text:style-name="P10"><text:span text:style-name="T16"/></text:p>
        <text:p text:style-name="P10"><text:span text:style-name="T16"/></text:p>
        <text:p text:style-name="P33">2017</text:p>
        <text:p text:style-name="P10"><text:span text:style-name="T16"/></text:p>
        <text:p text:style-name="P10"><text:span text:style-name="T14">oSTEM Annual Conference</text:span><text:span text:style-name="T16">, Portland OR. Panelist</text:span><text:span text:style-name="T10">: Gender Affirmation Symposium</text:span></text:p>
        <text:p text:style-name="P10"><text:span text:style-name="T16"/></text:p>
        <text:p text:style-name="P12"><text:span text:style-name="T14">University of Washington: College of the Environment Queer and Trans Affinity Group</text:span><text:span text:style-name="T16">, Seattle WA. Panelist: </text:span><text:span text:style-name="T10">(not so) Stupid Queeries</text:span></text:p>
        <text:p text:style-name="P10"><text:span text:style-name="T16"/></text:p>
        <text:p text:style-name="P10"><text:span text:style-name="T14">Bowdoin College Honors Symposium</text:span><text:span text:style-name="T16">, Brunswick ME. Oral Presentation: </text:span><text:span text:style-name="T10">The Canadian green crab invasion and the genetic and phenotypic consequences</text:span></text:p>
        <text:p text:style-name="P10"/>
        <text:p text:style-name="P10">Benthic Ecology Meeting Society<text:span text:style-name="T2">, Myrtle Beach SC. Oral Presentation. </text:span><text:span text:style-name="T7">Some like it cold? Links between genotype and freezing tolerance in a green crab hybrid zone</text:span><text:span text:style-name="T12">. </text:span></text:p>
        <text:list text:style-name="L6">
          <text:list-item>
            <text:p text:style-name="P49">Awarded Best Undergraduate Student Presentation</text:p>
          </text:list-item>
        </text:list>
      </text:section>
      <text:p text:style-name="P10"><text:span text:style-name="T16"/></text:p>
      <text:p text:style-name="Horizontal_20_Line"/>
      <text:p text:style-name="P58">MEMBERSHIPS, CERTIFICATES, POSITIONS, <text:span text:style-name="T22">AND SKILLS</text:span></text:p>
      <text:p text:style-name="P11"><text:span text:style-name="T16"/></text:p>
      <text:section text:style-name="Sect5" text:name="Section7">
        <text:section text:style-name="Sect6" text:name="Section6">
          <text:p text:style-name="P52">2024</text:p>
          <text:p text:style-name="P34"><text:line-break/></text:p>
          <text:p text:style-name="P34">2024</text:p>
          <text:p text:style-name="P11"><text:span text:style-name="T16"/></text:p>
          <text:p text:style-name="P11"><text:span text:style-name="T16"/></text:p>
          <text:p text:style-name="P34">2024-</text:p>
          <text:p text:style-name="P11"><text:span text:style-name="T16"/></text:p>
          <text:p text:style-name="P11"><text:span text:style-name="T16"/></text:p>
          <text:p text:style-name="P34">2020-2023</text:p>
          <text:p text:style-name="P11"><text:span text:style-name="T16"/></text:p>
          <text:p text:style-name="P54"><text:span text:style-name="T14">Spanish: C1 (Advanced)</text:span></text:p>
          <text:p text:style-name="P41"><text:span text:style-name="T2">Common European Framework of Reference for Languages (CEFR)</text:span></text:p>
          <text:p text:style-name="P41"><text:span text:style-name="T2"/></text:p>
          <text:p text:style-name="P54"><text:span text:style-name="T14">Certificate of Data Sciences</text:span></text:p>
          <text:p text:style-name="P44">University of Washington</text:p>
          <text:p text:style-name="P11"><text:span text:style-name="T16"/></text:p>
          <text:p text:style-name="P53">Precinct Committee Officer</text:p>
          <text:p text:style-name="P44">Washington State Democratic Party</text:p>
          <text:p text:style-name="P11"><text:span text:style-name="T16"/></text:p>
          <text:p text:style-name="P53">Merchandise Coordinator</text:p>
          <text:p text:style-name="P44">Fisheries Interdisciplinary Network of Students</text:p>
          <text:p text:style-name="P55"><text:soft-page-break/><text:span text:style-name="T18">2016</text:span><text:span text:style-name="T15"> </text:span></text:p>
          <text:p text:style-name="P42"/>
          <text:p text:style-name="P43"><text:span text:style-name="T19"/></text:p>
          <text:p text:style-name="P44"><text:span text:style-name="T19">Open Water Diver</text:span></text:p>
          <text:p text:style-name="P44">Professional Association of Diving Instructors (PADI)</text:p>
          <text:p text:style-name="P10"><text:span text:style-name="T16"/></text:p>
        </text:section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RW Bookman" svg:font-family="'URW Bookman'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8T12:40:14.066385060</meta:creation-date>
    <dc:date>2024-09-18T19:55:32.792834141</dc:date>
    <meta:editing-duration>PT24M13S</meta:editing-duration>
    <meta:editing-cycles>7</meta:editing-cycles>
    <meta:generator>LibreOffice/24.2.5.2$Linux_X86_64 LibreOffice_project/420$Build-2</meta:generator>
    <meta:print-date>2024-09-18T18:45:35.230080795</meta:print-date>
    <meta:printed-by>PDF files</meta:printed-by>
    <meta:document-statistic meta:table-count="0" meta:image-count="0" meta:object-count="0" meta:page-count="3" meta:paragraph-count="78" meta:word-count="472" meta:character-count="3248" meta:non-whitespace-character-count="2856"/>
  </office:meta>
</office:document-meta>
</file>